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/2019<text:bookmark-end text:name="Text14"/></text:p>
            <text:p text:style-name="Normální">KVOP-2450/2019<text:bookmark-end text:name="Text2"/></text:p>
            <text:p text:style-name="Normální"><text:bookmark-start text:name="Text6"/>15. 01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Mgr. J. K., advokát</text:p>
            <text:p text:style-name="Normální"/>
            <text:p text:style-name="Normální"/>
            <text:p text:style-name="Normální"/>
            <text:p text:style-name="P17">e-mail: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magistře,</text:p>
      <text:p text:style-name="Základnítext">dne 10. 1. 2019 Kancelář veřejného ochránce práv obdržela žádost, kterou jste podal v zastoupení obce Krmelín. Obec Krmelín byla dne 9. 1. 2017 požádána, aby se vyjádřila k podnětu paní A. G.<text:s/>(dále jen „stěžovatelka“). Sdělujete, že obec poté nebyla informována o tom, jak byl podnět vyřízen. Získání této informace by ocenila pro svoji další práci. Žádáte proto o zaslání odpovědi, kterou byl podnět stěžovatelky vyřízen.</text:p>
      <text:p text:style-name="Základnítext">Vyžádanou informaci Vám poskytuji, a v příloze zasílám odpověď zástupce veřejné ochránkyně práv JUDr. Křečka adresovanou stěžovatelce.</text:p>
      <text:p text:style-name="Základnítext">S pozdravem</text:p>
      <text:p text:style-name="Základnítext"/>
      <text:p text:style-name="Základnítext"/>
      <text:p text:style-name="podpis"/>
      <text:p text:style-name="podpis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>Přílohy</text:p>
      <text:p text:style-name="Normální">Dopis sp.zn.:<text:s/>5851/2016/VOP/ZB-4861/2017<text:s/>ze dne 27. 4. 2017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4YRD*</text:span>*KVOPX0094YRD*</text:p>
        <text:p text:style-name="P12"><text:span text:style-name="T13">KVOPX0094YRD</text:span>KVOPX0094YRD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05T11:05:00Z</meta:creation-date>
    <dc:date>2019-03-05T11:05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46" meta:character-count="1010" meta:row-count="7" meta:non-whitespace-character-count="866"/>
  </office:meta>
</office:document-meta>
</file>